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Working</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1" table:number-rows-repeated="65511">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number-rows-repeated="983039">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8">08/02/2011</text:date>, <text:time>14:45: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08T14:45:22.94</dc:date>
    <dc:creator>A S</dc:creator>
    <meta:editing-duration>P1DT5H47M47S</meta:editing-duration>
    <meta:editing-cycles>37</meta:editing-cycles>
    <meta:generator>LibreOffice/3.3$Win32 LibreOffice_project/330m19$Build-6</meta:generator>
    <meta:document-statistic meta:table-count="1" meta:cell-count="100" meta:object-count="0"/>
  </office:meta>
</office:document-meta>
</file>